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42H08M05.802051S" calcext:value-type="time">
            <text:p>1842:0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17H02M53.942S" calcext:value-type="time">
            <text:p>17:0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8:18:49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2T17:22:37.967000000</dc:date>
    <meta:editing-duration>P82DT18H51M29S</meta:editing-duration>
    <meta:editing-cycles>2185</meta:editing-cycles>
    <meta:generator>LibreOffice/7.2.6.2$Windows_X86_64 LibreOffice_project/b0ec3a565991f7569a5a7f5d24fed7f52653d754</meta:generator>
    <dc:creator>Benjamin Laws</dc:creator>
    <meta:document-statistic meta:table-count="2" meta:cell-count="2695" meta:object-count="0"/>
  </office:meta>
</office:document-meta>
</file>